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edc4e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25cm" fo:min-width="0.298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1.999cm" svg:height="0.999cm" svg:x="8.889cm" svg:y="15.294cm" svg:viewBox="0 0 2000 1000" draw:points="0,1000 2000,1000 1000,0">
            <text:p/>
          </draw:polygon>
          <draw:line draw:style-name="gr2" draw:text-style-name="P2" draw:layer="layout" svg:x1="8.688cm" svg:y1="16.297cm" svg:x2="8.688cm" svg:y2="15.297cm">
            <text:p/>
          </draw:line>
          <draw:frame draw:style-name="gr3" draw:text-style-name="P4" draw:layer="layout" svg:width="1.289cm" svg:height="0.624cm" svg:x="7.549cm" svg:y="15.611cm">
            <draw:text-box>
              <text:p text:style-name="P3"><text:span text:style-name="T1">4 cm</text:span></text:p>
            </draw:text-box>
          </draw:frame>
          <draw:line draw:style-name="gr4" draw:text-style-name="P2" draw:layer="layout" svg:x1="8.388cm" svg:y1="15.297cm" svg:x2="10.14cm" svg:y2="15.297cm">
            <text:p/>
          </draw:line>
          <draw:line draw:style-name="gr4" draw:text-style-name="P2" draw:layer="layout" svg:x1="8.388cm" svg:y1="16.297cm" svg:x2="8.889cm" svg:y2="16.297cm">
            <text:p/>
          </draw:line>
          <draw:line draw:style-name="gr2" draw:text-style-name="P2" draw:layer="layout" svg:x1="10.889cm" svg:y1="16.496cm" svg:x2="8.889cm" svg:y2="16.496cm">
            <text:p/>
          </draw:line>
          <draw:frame draw:style-name="gr3" draw:text-style-name="P4" draw:layer="layout" svg:width="1.289cm" svg:height="0.624cm" svg:x="9.246cm" svg:y="16.547cm">
            <draw:text-box>
              <text:p text:style-name="P3"><text:span text:style-name="T1">8 cm</text:span></text:p>
            </draw:text-box>
          </draw:frame>
          <draw:line draw:style-name="gr4" draw:text-style-name="P2" draw:layer="layout" svg:x1="8.889cm" svg:y1="16.794cm" svg:x2="8.889cm" svg:y2="16.297cm">
            <text:p/>
          </draw:line>
          <draw:line draw:style-name="gr4" draw:text-style-name="P2" draw:layer="layout" svg:x1="10.891cm" svg:y1="16.794cm" svg:x2="10.891cm" svg:y2="16.2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5:44.738824347</dc:date>
    <meta:editing-duration>PT14M45S</meta:editing-duration>
    <meta:editing-cycles>12</meta:editing-cycles>
    <meta:generator>LibreOffice/5.2.7.2$Linux_X86_64 LibreOffice_project/20m0$Build-2</meta:generator>
    <meta:document-statistic meta:object-count="10"/>
  </office:meta>
</office:document-meta>
</file>